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5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fr1" style:family="graphic" style:parent-style-name="GraphicStyle_5f_1">
      <style:graphic-properties style:vertical-pos="from-top" style:vertical-rel="page" style:horizontal-pos="from-left" style:horizontal-rel="page" fo:background-color="transparent" draw:fill="none" fo:padding="0in" fo:border="2.01pt solid #000000"/>
    </style:style>
    <style:style style:name="gr1" style:family="graphic">
      <style:graphic-properties draw:stroke="solid" svg:stroke-width="0.028in" svg:stroke-color="#000000" draw:marker-end="Marker_5f_0" draw:marker-end-width="0.1252in" draw:marker-end-center="true" draw:stroke-linejoin="miter" svg:stroke-linecap="butt" draw:fill="none" fo:padding-top="0.0138in" fo:padding-bottom="0.0138in" fo:padding-left="0.0138in" fo:padding-right="0.0138in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in" svg:stroke-color="#000000" draw:marker-end="Marker_5f_0" draw:marker-end-width="0.1252in" draw:marker-end-center="true" draw:stroke-linejoin="miter" svg:stroke-linecap="butt" draw:fill="none" fo:padding-top="0.0138in" fo:padding-bottom="0.0138in" fo:padding-left="0.0138in" fo:padding-right="0.0138in" loext:decorative="fals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8in" svg:stroke-color="#000000" draw:stroke-linejoin="miter" svg:stroke-linecap="butt" draw:fill="none" fo:padding-top="0.0138in" fo:padding-bottom="0.0138in" fo:padding-left="0.0138in" fo:padding-right="0.0138in" loext:decorative="fals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7" text:anchor-type="page" text:anchor-page-number="1" svg:x="0.5362in" svg:y="5.9807in" svg:width="1.1484in" svg:height="0.6138in" draw:z-index="21">
        <draw:text-box>
          <text:p text:style-name="P3">On-fail effects</text:p>
        </draw:text-box>
      </draw:frame>
      <draw:frame draw:style-name="fr1" draw:name="Object16" text:anchor-type="page" text:anchor-page-number="1" svg:x="0.5362in" svg:y="5.1693in" svg:width="1.1484in" svg:height="0.6138in" draw:z-index="20">
        <draw:text-box>
          <text:p text:style-name="P3">On-draw effects</text:p>
        </draw:text-box>
      </draw:frame>
      <draw:frame draw:style-name="fr1" draw:name="Object15" text:anchor-type="page" text:anchor-page-number="1" svg:x="2.7362in" svg:y="5.1693in" svg:width="2.0945in" svg:height="0.5583in" draw:z-index="19">
        <draw:text-box>
          <text:p text:style-name="P3">Tf (10%): If monster at your location, take 1dmg &amp; 1hor</text:p>
        </draw:text-box>
      </draw:frame>
      <draw:frame draw:style-name="fr1" draw:name="Object14" text:anchor-type="page" text:anchor-page-number="1" svg:x="4.9972in" svg:y="6.622in" svg:width="1.2055in" svg:height="0.3in" draw:z-index="18">
        <draw:text-box>
          <text:p text:style-name="P4">v Spinner </text:p>
        </draw:text-box>
      </draw:frame>
      <draw:frame draw:style-name="fr1" draw:name="Object13" text:anchor-type="page" text:anchor-page-number="1" svg:x="4.9972in" svg:y="6.2945in" svg:width="1.2055in" svg:height="0.3in" draw:z-index="17">
        <draw:text-box>
          <text:p text:style-name="P4">Label</text:p>
        </draw:text-box>
      </draw:frame>
      <draw:frame draw:style-name="fr1" draw:name="Object12" text:anchor-type="page" text:anchor-page-number="1" svg:x="4.9972in" svg:y="5.9665in" svg:width="1.2055in" svg:height="0.3in" draw:z-index="16">
        <draw:text-box>
          <text:p text:style-name="P4">v Spinner </text:p>
        </draw:text-box>
      </draw:frame>
      <draw:frame draw:style-name="fr1" draw:name="Object11" text:anchor-type="page" text:anchor-page-number="1" svg:x="4.9972in" svg:y="5.639in" svg:width="1.2055in" svg:height="0.3in" draw:z-index="15">
        <draw:text-box>
          <text:p text:style-name="P4">Label</text:p>
        </draw:text-box>
      </draw:frame>
      <draw:frame draw:style-name="fr1" draw:name="Object10" text:anchor-type="page" text:anchor-page-number="1" svg:x="4.9972in" svg:y="5.311in" svg:width="1.2055in" svg:height="0.3in" draw:z-index="14">
        <draw:text-box>
          <text:p text:style-name="P4">v Spinner </text:p>
        </draw:text-box>
      </draw:frame>
      <draw:frame draw:style-name="fr1" draw:name="Object9" text:anchor-type="page" text:anchor-page-number="1" svg:x="4.9972in" svg:y="4.9835in" svg:width="1.2055in" svg:height="0.3in" draw:z-index="13">
        <draw:text-box>
          <text:p text:style-name="P4">Label</text:p>
        </draw:text-box>
      </draw:frame>
      <draw:frame draw:style-name="fr1" draw:name="Object8" text:anchor-type="page" text:anchor-page-number="1" svg:x="3.3752in" svg:y="2.9165in" svg:width="0.5335in" svg:height="0.3335in" draw:z-index="12">
        <draw:text-box>
          <text:p text:style-name="P3">60%</text:p>
        </draw:text-box>
      </draw:frame>
      <draw:frame draw:style-name="fr1" draw:name="Object7" text:anchor-type="page" text:anchor-page-number="1" svg:x="2.8472in" svg:y="2.9165in" svg:width="0.5in" svg:height="0.3335in" draw:z-index="11">
        <draw:text-box>
          <text:p text:style-name="P3">+1</text:p>
        </draw:text-box>
      </draw:frame>
      <draw:frame draw:style-name="fr1" draw:name="Object6" text:anchor-type="page" text:anchor-page-number="1" svg:x="3.9362in" svg:y="2.9165in" svg:width="2.072in" svg:height="0.3335in" draw:z-index="10">
        <draw:text-box>
          <text:p text:style-name="P3">10% Sk</text:p>
        </draw:text-box>
      </draw:frame>
      <draw:frame draw:style-name="fr1" draw:name="Object5" text:anchor-type="page" text:anchor-page-number="1" svg:x="3.3752in" svg:y="2.5555in" svg:width="0.5335in" svg:height="0.3335in" draw:z-index="9">
        <draw:text-box>
          <text:p text:style-name="P3">80%</text:p>
        </draw:text-box>
      </draw:frame>
      <draw:frame draw:style-name="fr1" draw:name="Object4" text:anchor-type="page" text:anchor-page-number="1" svg:x="2.8472in" svg:y="2.5555in" svg:width="0.5in" svg:height="0.3335in" draw:z-index="8">
        <draw:text-box>
          <text:p text:style-name="P3">+2</text:p>
        </draw:text-box>
      </draw:frame>
      <draw:frame draw:style-name="fr1" draw:name="Object3" text:anchor-type="page" text:anchor-page-number="1" svg:x="3.9362in" svg:y="2.5555in" svg:width="2.072in" svg:height="0.3335in" draw:z-index="7">
        <draw:text-box>
          <text:p text:style-name="P3">20% Sk, 15% Hd</text:p>
        </draw:text-box>
      </draw:frame>
      <draw:frame draw:style-name="fr1" draw:name="Object2" text:anchor-type="page" text:anchor-page-number="1" svg:x="2.7362in" svg:y="5.7555in" svg:width="2.0945in" svg:height="1.1665in" draw:z-index="6">
        <draw:text-box>
          <text:p text:style-name="P3">Sk: Fail: Place 1 doom on nearest enemy</text:p>
          <text:p text:style-name="P3">Hd: Fail: Take 1 horror</text:p>
        </draw:text-box>
      </draw:frame>
      <draw:frame draw:style-name="fr1" draw:name="Object1" text:anchor-type="page" text:anchor-page-number="1" svg:x="3.3752in" svg:y="1.522in" svg:width="2.1055in" svg:height="0.4335in" draw:z-index="5">
        <draw:text-box>
          <text:p text:style-name="P4">Bag contents</text:p>
        </draw:text-box>
      </draw:frame>
      <draw:frame draw:style-name="fr1" draw:name="Object0" text:anchor-type="page" text:anchor-page-number="1" svg:x="2.8472in" svg:y="2.2055in" svg:width="3.161in" svg:height="0.322in" draw:z-index="4">
        <draw:text-box>
          <text:p text:style-name="P3">Upby <text:s/>%pass <text:s/>Extra effects</text:p>
        </draw:text-box>
      </draw:frame>
      <draw:line text:anchor-type="page" text:anchor-page-number="1" draw:z-index="2" draw:name="Shape3" draw:style-name="gr2" draw:text-style-name="P6" svg:x1="1.6984in" svg:y1="6.3472in" svg:x2="2.722in" svg:y2="6.3472in">
        <text:p/>
      </draw:line>
      <draw:polygon text:anchor-type="page" text:anchor-page-number="1" draw:z-index="1" draw:name="Shape2" draw:style-name="gr3" draw:text-style-name="P6" svg:width="3.161in" svg:height="2.4in" svg:x="2.8472in" svg:y="2.5555in" svg:viewBox="0 0 8030 6097" draw:points="0,0 8030,0 8030,6097 0,6097">
        <text:p/>
      </draw:polygon>
      <draw:polygon text:anchor-type="page" text:anchor-page-number="1" draw:z-index="0" draw:name="Shape1" draw:style-name="gr3" draw:text-style-name="P6" svg:width="3.828in" svg:height="5.911in" svg:x="2.5138in" svg:y="1.1807in" svg:viewBox="0 0 9724 15015" draw:points="0,0 9724,0 9724,15015 0,15015">
        <text:p/>
      </draw:polygon>
      <text:p text:style-name="P5"><text:span text:style-name="T1"><draw:line text:anchor-type="as-char" draw:z-index="3" draw:name="Shape4" draw:style-name="gr1" draw:text-style-name="P6" svg:x2="1.0236in" svg:y2="0in"><text:p/></draw:line></text:span></text:p>
      <text:p text:style-name="P1"/>
      <text:p text:style-name="P3">Absolute maximum for effects is 4 (only 1 scenario that does this?)</text:p>
      <text:p text:style-name="P1"/>
      <text:p text:style-name="P3">Highest need for spinners has been 2 that I’ve seen</text:p>
      <text:p text:style-name="P1"/>
      <text:p text:style-name="P3">Issue: some of the tokens are complicated, and need a lot of text to describe their effects.</text:p>
      <text:p text:style-name="P3">&gt; How much do we need to compress the text to fit in each section, and still be a legible text size?</text:p>
      <text:p text:style-name="P3">&gt; Do we need a tab to look at the scenario card? (This could be helpful honestly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arker_5f_0" draw:display-name="Marker_0" svg:viewBox="0 0 6 6" svg:d="M6 6l-3-6-3 6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document-statistic meta:table-count="0" meta:image-count="0" meta:object-count="0" meta:page-count="1" meta:paragraph-count="25" meta:word-count="131" meta:character-count="651" meta:non-whitespace-character-count="539"/>
  </office:meta>
</office:document-meta>
</file>